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8.3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95.14pt"/>
    </style:style>
    <style:style style:name="co4" style:family="table-column">
      <style:table-column-properties fo:break-before="auto" style:column-width="167.41pt"/>
    </style:style>
    <style:style style:name="co5" style:family="table-column">
      <style:table-column-properties fo:break-before="auto" style:column-width="247.95pt"/>
    </style:style>
    <style:style style:name="co6" style:family="table-column">
      <style:table-column-properties fo:break-before="auto" style:column-width="235.45pt"/>
    </style:style>
    <style:style style:name="co7" style:family="table-column">
      <style:table-column-properties fo:break-before="auto" style:column-width="133.34pt"/>
    </style:style>
    <style:style style:name="co8" style:family="table-column">
      <style:table-column-properties fo:break-before="auto" style:column-width="95.84pt"/>
    </style:style>
    <style:style style:name="co9" style:family="table-column">
      <style:table-column-properties fo:break-before="auto" style:column-width="268.04pt"/>
    </style:style>
    <style:style style:name="co10" style:family="table-column">
      <style:table-column-properties fo:break-before="auto" style:column-width="161.09pt"/>
    </style:style>
    <style:style style:name="co11" style:family="table-column">
      <style:table-column-properties fo:break-before="auto" style:column-width="153.5pt"/>
    </style:style>
    <style:style style:name="co12" style:family="table-column">
      <style:table-column-properties fo:break-before="auto" style:column-width="232.64pt"/>
    </style:style>
    <style:style style:name="co13" style:family="table-column">
      <style:table-column-properties fo:break-before="auto" style:column-width="144.45pt"/>
    </style:style>
    <style:style style:name="co14" style:family="table-column">
      <style:table-column-properties fo:break-before="auto" style:column-width="98.59pt"/>
    </style:style>
    <style:style style:name="co15" style:family="table-column">
      <style:table-column-properties fo:break-before="auto" style:column-width="97.26pt"/>
    </style:style>
    <style:style style:name="co16" style:family="table-column">
      <style:table-column-properties fo:break-before="auto" style:column-width="322.24pt"/>
    </style:style>
    <style:style style:name="co17" style:family="table-column">
      <style:table-column-properties fo:break-before="auto" style:column-width="229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ta1" style:family="table" style:master-page-name="PageStyle_5f_Detalhe7-Engenharia">
      <style:table-properties table:display="true" style:writing-mode="lr-tb"/>
    </style:style>
    <style:style style:name="ta2" style:family="table" style:master-page-name="PageStyle_5f_Detalhe2-Analista_20_de_20_testes_20_QA">
      <style:table-properties table:display="true" style:writing-mode="lr-tb"/>
    </style:style>
    <style:style style:name="ta3" style:family="table" style:master-page-name="PageStyle_5f_Dinamica">
      <style:table-properties table:display="true" style:writing-mode="lr-tb"/>
    </style:style>
    <style:style style:name="ta4" style:family="table" style:master-page-name="PageStyle_5f_Detalhe8-Data">
      <style:table-properties table:display="true" style:writing-mode="lr-tb"/>
    </style:style>
    <style:style style:name="ta5" style:family="table" style:master-page-name="PageStyle_5f_Detalhe6-Atendimento_20_ao_20_cliente">
      <style:table-properties table:display="false" style:writing-mode="lr-tb"/>
    </style:style>
    <style:style style:name="ta6" style:family="table" style:master-page-name="PageStyle_5f_Detalhe3-Engenharia">
      <style:table-properties table:display="true" style:writing-mode="lr-tb"/>
    </style:style>
    <style:style style:name="ta7" style:family="table" style:master-page-name="PageStyle_5f_Detalhe1-Engenharia_20_de_20_Dados">
      <style:table-properties table:display="true" style:writing-mode="lr-tb"/>
    </style:style>
    <style:style style:name="ta8" style:family="table" style:master-page-name="PageStyle_5f_Detalhe4-Selecionar">
      <style:table-properties table:display="true" style:writing-mode="lr-tb"/>
    </style:style>
    <style:style style:name="ta9" style:family="table" style:master-page-name="PageStyle_5f_Detalhe5-Product_20_Designer">
      <style:table-properties table:display="true" style:writing-mode="lr-tb"/>
    </style:style>
    <style:style style:name="ta10" style:family="table" style:master-page-name="PageStyle_5f_Página5">
      <style:table-properties table:display="true" style:writing-mode="lr-tb"/>
    </style:style>
    <style:style style:name="ce1" style:family="table-cell" style:parent-style-name="Default">
      <style:table-cell-properties fo:border-bottom="0.74pt solid #a3b2cc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a3b2cc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a3b2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a3b2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a3b2cc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a3b2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a3b2cc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3b2cc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a3b2cc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3b2cc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a3b2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3b2cc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a3b2cc" style:diagonal-bl-tr="none" style:diagonal-tl-br="none" fo:border-left="0.74pt solid #ffffff" fo:border-right="none" style:rotation-align="none" fo:border-top="0.74pt solid #a3b2c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a3b2cc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-apple-system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elecionar&quot;;&quot;Product Designer&quot;;&quot;Engenharia&quot;;&quot;Produto&quot;;&quot;Data&quot;;&quot;Projetos&quot;;&quot;Engenharia de Dados&quot;;&quot;Ux Researcher&quot;;&quot;Product Design Manager&quot;)" table:allow-empty-cell="true" table:display-list="unsorted" table:base-cell-address="Página5.B1">
          <table:error-message table:message-type="stop" table:display="true"/>
        </table:content-validation>
        <table:content-validation table:name="val2" table:condition="of:cell-content-is-in-list(&quot;Selecionar&quot;;&quot;Product Designer&quot;;&quot;Engenharia&quot;;&quot;Produto&quot;;&quot;Data&quot;;&quot;Projetos&quot;;&quot;Engenharia de Dados&quot;;&quot;Ux Researcher&quot;;&quot;Product Design Manager&quot;;&quot;Analista de testes QA&quot;)" table:allow-empty-cell="true" table:display-list="unsorted" table:base-cell-address="Página5.B21">
          <table:error-message table:message-type="stop" table:display="true"/>
        </table:content-validation>
      </table:content-validations>
      <table:table table:name="Detalhe7-Engenhar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505.59pt" svg:height="121.49pt" svg:x="169.6pt" svg:y="23.24pt" draw:caption-point-x="-11.54pt" draw:caption-point-y="-22.96pt">
              <dc:date>2024-02-03T00:00:00</dc:date>
              <text:p text:style-name="P1">Link quebrado</text:p>
              <text:p text:style-name="P1"><text:tab/>-Mariana Gaida</text:p>
              <text:p text:style-name="P1">----</text:p>
              <text:p text:style-name="P1">Link nao esta funcionando</text:p>
              <text:p text:style-name="P1"><text:tab/>-Mariana Gaida</text:p>
              <text:p text:style-name="P1">pelo nome o link do perfil parece ser esse: https://www.linkedin.com/in/natalia-cezaro-tyminski-6340b668/</text:p>
              <text:p text:style-name="P1"><text:tab/>-João Dubeux Kawamura</text:p>
            </office:annotation>
            <text:p>Christiana dos Santos Moura </text:p>
          </table:table-cell>
          <table:table-cell table:style-name="ce4" office:value-type="string" calcext:value-type="string">
            <text:p>Data</text:p>
          </table:table-cell>
          <table:table-cell table:style-name="ce6" office:value-type="string" calcext:value-type="string">
            <text:p><text:a xlink:href="http://linkedin.com/in/christiana-moura-a272136a" xlink:type="simple">http://linkedin.com/in/christiana-moura-a272136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liano Per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://www.linkedin.com/in/julianoperes" xlink:type="simple">www.linkedin.com/in/julianoperes 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riana Pugarito 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Adriana Pugarito - Analista de Governança I - Neon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ne Lim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alinelima-ti-analyst/" xlink:type="simple">https://www.linkedin.com/in/alinelima-ti-analyst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ne Souz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aline-souza13/" xlink:type="simple">https://www.linkedin.com/in/aline-souza13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no Constantino Sequeir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sequeirabruno" xlink:type="simple">https://www.linkedin.com/in/sequeirabruno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ássio Almeid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kssioalmeida/" xlink:type="simple">https://www.linkedin.com/in/kssioalmeida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el Lima da Silv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://linkedin.com/in/daniel-lima-da-silva-074b70160" xlink:type="simple">http://linkedin.com/in/daniel-lima-da-silva-074b70160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lo Cesar Rossetto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danilorossetto/" xlink:type="simple">https://www.linkedin.com/in/danilorossetto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go Borg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br.linkedin.com/in/diegoborgessilva" xlink:type="simple">https://br.linkedin.com/in/diegoborgessilv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gar Pérez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Edgar Ddez Pérez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pe Rodrigues de Souz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feliperodriguesdesouza" xlink:type="simple">https://www.linkedin.com/in/feliperodriguesdesouz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milton Santo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hamiltonsnts/" xlink:type="simple">https://www.linkedin.com/in/hamiltonsnt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rique Cyrillo de Sous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henrique-cyrillo-803037187" xlink:type="simple">https://www.linkedin.com/in/henrique-cyrillo-803037187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ner Gelmini Liberal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://www.linkedin.com/in/honerliberal/" xlink:type="simple">http://www.linkedin.com/in/honerliberal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caro Queli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icaro-quelis-826a71158" xlink:type="simple">https://www.linkedin.com/in/icaro-quelis-826a71158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aque Böck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isaquebock/" xlink:type="simple">https://www.linkedin.com/in/isaquebock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sé Paulo 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paulo-neto-b74b64190/" xlink:type="simple">https://www.linkedin.com/in/paulo-neto-b74b64190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liano Bento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julianosbento" xlink:type="simple">https://www.linkedin.com/in/julianosbento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ardo Vismar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eonardo-vismara-922360141/" xlink:type="simple">https://www.linkedin.com/in/leonardo-vismara-922360141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as Michael rosa Silva 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feed/lucasmrsilva" xlink:type="simple">https://www.linkedin.com/feed/lucasmrsilv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ís Joppert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uis-sergio-da-silva-joppert/" xlink:type="simple">https://www.linkedin.com/in/luis-sergio-da-silva-joppert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iz Antun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uizrantunes/" xlink:type="simple">https://www.linkedin.com/in/luizrantune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ique Marinari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monique-marinari-020005aa" xlink:type="simple">https://www.linkedin.com/in/monique-marinari-020005a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colle Furlan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nicollefurlan/" xlink:type="simple">https://www.linkedin.com/in/nicollefurlan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fael Seiti Kiyan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Sara Lobo - Product Designer - Neon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naldo Souz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ronaldo-souza-03412a7b/" xlink:type="simple">https://www.linkedin.com/in/ronaldo-souza-03412a7b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ila Lima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Engenha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ctoria Ester Dias Farias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Victória Ester - Software Engineer ll - Neon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nicius Santos Guimarã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drawiin/" xlink:type="simple">https://www.linkedin.com/in/drawiin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/>Clarice Moraes Ferreir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claricemoraesf/" xlink:type="simple">https://www.linkedin.com/in/claricemoraesf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ys yuranis zuniga sanchez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heidys-yuranis-zuniga-sanchez-/" xlink:type="simple">https://www.linkedin.com/in/heidys-yuranis-zuniga-sanchez-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heus Pascoal Ribeiro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matheus-pascoal-ribeiro/" xlink:type="simple">https://www.linkedin.com/in/matheus-pascoal-ribeiro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érgio Tomari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sergiotomari/" xlink:type="simple">https://www.linkedin.com/in/sergiotomari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iz Fernando Carletto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uiz-fernando-carletto-b307a34a?utm_source=share&amp;utm_campaign=share_via&amp;utm_content=profile&amp;utm_medium=ios_app" xlink:type="simple">https://www.linkedin.com/in/luiz-fernando-carletto-b307a34a?utm_source=share&amp;utm_campaign=share_via&amp;utm_content=profile&amp;utm_medium=ios_app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éssica Teixeira Rodrigues Silv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jessicatrodrigues/" xlink:type="simple">https://www.linkedin.com/in/jessicatrodrigue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ália Moraes da Silva 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linkedin.com/in/moraesnatalias" xlink:type="simple">https://linkedin.com/in/moraesnatalias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tor Kawai Sal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vitor-kawai-sala" xlink:type="simple">https://www.linkedin.com/in/vitor-kawai-sala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theus Marsura</text:p>
          </table:table-cell>
          <table:table-cell table:style-name="ce5" office:value-type="string" calcext:value-type="string">
            <text:p>Engenharia</text:p>
          </table:table-cell>
          <table:table-cell table:style-name="ce9" office:value-type="string" calcext:value-type="string">
            <text:p><text:a xlink:href="https://www.linkedin.com/in/marsura/" xlink:type="simple">https://www.linkedin.com/in/marsura/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fran Oliveira</text:p>
          </table:table-cell>
          <table:table-cell table:style-name="ce5" office:value-type="string" calcext:value-type="string">
            <text:p>Engenharia</text:p>
          </table:table-cell>
          <table:table-cell table:style-name="ce9" office:value-type="string" calcext:value-type="string">
            <text:p><text:a xlink:href="https://www.linkedin.com/in/jofran10/" xlink:type="simple">https://www.linkedin.com/in/jofran10/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aulan Esdras Oliveira Gomes</text:p>
          </table:table-cell>
          <table:table-cell table:style-name="ce5" office:value-type="string" calcext:value-type="string">
            <text:p>Engenharia</text:p>
          </table:table-cell>
          <table:table-cell table:style-name="ce9" office:value-type="string" calcext:value-type="string">
            <text:p><text:a xlink:href="https://www.linkedin.com/in/adaulan-esdras-oliveira-gomes-2325076a/" xlink:type="simple">https://www.linkedin.com/in/adaulan-esdras-oliveira-gomes-2325076a/</text:a></text:p>
          </table:table-cell>
          <table:table-cell table:number-columns-repeated="1021"/>
        </table:table-row>
        <table:table-row table:style-name="ro1" table:number-rows-repeated="96">
          <table:table-cell table:style-name="ce3" table:number-columns-repeated="3"/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2-Analista de testes QA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Especialidade</text:p>
          </table:table-cell>
          <table:table-cell table:style-name="ce10" office:value-type="string" calcext:value-type="string">
            <text:p>Linkedin / Cont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liano Peres</text:p>
          </table:table-cell>
          <table:table-cell table:style-name="ce5" office:value-type="string" calcext:value-type="string">
            <text:p>Analista de testes QA</text:p>
          </table:table-cell>
          <table:table-cell table:style-name="ce7" office:value-type="string" calcext:value-type="string">
            <text:p><text:a xlink:href="http://www.linkedin.com/in/julianoperes" xlink:type="simple">www.linkedin.com/in/julianoperes </text:a>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namica" table:style-name="ta3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1">
          <table:table-cell table:style-name="ce11" table:formula="of:=#REF!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8-Data" table:style-name="ta4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Gisele Ramos</text:p>
          </table:table-cell>
          <table:table-cell table:style-name="ce4" office:value-type="string" calcext:value-type="string">
            <text:p>Atendimento ao cliente</text:p>
          </table:table-cell>
          <table:table-cell table:style-name="ce10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los Goncalves 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s://www.linkedin.com/in/carlos-gon%C3%A7alves-81976888/" xlink:type="simple">https://www.linkedin.com/in/carlos-gon%C3%A7alves-81976888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ristiana dos Santos Moura 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://linkedin.com/in/christiana-moura-a272136a" xlink:type="simple">http://linkedin.com/in/christiana-moura-a272136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alia Cezaro Tyminski 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s://www.linkedin.com/in/natalia-cezaro-tyminski" xlink:type="simple">https://www.linkedin.com/in/natalia-cezaro-tyminski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bastião Monteiro de Jesus Junior 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s://www.linkedin.com/in/sebastiao-junior26/" xlink:type="simple">https://www.linkedin.com/in/sebastiao-junior26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ctor Pontes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s://www.linkedin.com/in/victor-pontes/" xlink:type="simple">https://www.linkedin.com/in/victor-ponte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tor Kawai Sala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s://www.linkedin.com/in/vitor-kawai-sala" xlink:type="simple">https://www.linkedin.com/in/vitor-kawai-sal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ardo Barbosa</text:p>
          </table:table-cell>
          <table:table-cell table:style-name="ce5" office:value-type="string" calcext:value-type="string">
            <text:p>Data</text:p>
          </table:table-cell>
          <table:table-cell table:style-name="ce7" office:value-type="string" calcext:value-type="string">
            <text:p><text:a xlink:href="https://www.linkedin.com/in/leonardobarbosa1984/" xlink:type="simple">https://www.linkedin.com/in/leonardobarbosa1984/</text:a>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6-Atendimento ao cliente" table:style-name="ta5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Especialidade</text:p>
          </table:table-cell>
          <table:table-cell table:style-name="ce10" office:value-type="string" calcext:value-type="string">
            <text:p>Linkedin / Cont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réia Alves Viana</text:p>
          </table:table-cell>
          <table:table-cell table:style-name="ce5" office:value-type="string" calcext:value-type="string">
            <text:p>Atendimento ao cliente</text:p>
          </table:table-cell>
          <table:table-cell table:style-name="ce8" office:value-type="string" calcext:value-type="string">
            <text:p>Andreia Viana - UNINOVE - São Paulo, São Paulo, Brasil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ébora Carvalho da Silva </text:p>
          </table:table-cell>
          <table:table-cell table:style-name="ce5" office:value-type="string" calcext:value-type="string">
            <text:p>Atendimento ao cliente</text:p>
          </table:table-cell>
          <table:table-cell table:style-name="ce7" office:value-type="string" calcext:value-type="string">
            <text:p><text:a xlink:href="https://www.linkedin.com/in/debora-carvalho-436641278" xlink:type="simple">https://www.linkedin.com/in/debora-carvalho-436641278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sele Ramos</text:p>
          </table:table-cell>
          <table:table-cell table:style-name="ce5" office:value-type="string" calcext:value-type="string">
            <text:p>Atendimento ao cliente</text:p>
          </table:table-cell>
          <table:table-cell table:style-name="ce7" office:value-type="string" calcext:value-type="string">
            <text:p><text:a xlink:href="https://www.linkedin.com/in/gisele-ramos-2b2b641b9?utm_source=share&amp;utm_campaign=share_via&amp;utm_content=profile&amp;utm_medium=ios_app" xlink:type="simple">https://www.linkedin.com/in/gisele-ramos-2b2b641b9?utm_source=share&amp;utm_campaign=share_via&amp;utm_content=profile&amp;utm_medium=ios_app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essa Dos Santos Viana</text:p>
          </table:table-cell>
          <table:table-cell table:style-name="ce5" office:value-type="string" calcext:value-type="string">
            <text:p>Atendimento ao cliente</text:p>
          </table:table-cell>
          <table:table-cell table:style-name="ce12"/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3-Engenharia" table:style-name="ta6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Especialidade</text:p>
          </table:table-cell>
          <table:table-cell table:style-name="ce10" office:value-type="string" calcext:value-type="string">
            <text:p>Linkedin / Cont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olfo Lacerd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adolfolacerda/" xlink:type="simple">https://www.linkedin.com/in/adolfolacerda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riana Pugarito 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Adriana Pugarito - Analista de Governança I - Neon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ne Lim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alinelima-ti-analyst/" xlink:type="simple">https://www.linkedin.com/in/alinelima-ti-analyst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ne Souz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aline-souza13/" xlink:type="simple">https://www.linkedin.com/in/aline-souza13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no Constantino Sequeir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sequeirabruno" xlink:type="simple">https://www.linkedin.com/in/sequeirabruno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ássio Almeida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https://www.linkedin.com/in/carlos-gonçalves-819768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el Lima da Silv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://linkedin.com/in/daniel-lima-da-silva-074b70160" xlink:type="simple">http://linkedin.com/in/daniel-lima-da-silva-074b70160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lo Cesar Rossetto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danilorossetto/" xlink:type="simple">https://www.linkedin.com/in/danilorossetto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go Borg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br.linkedin.com/in/diegoborgessilva" xlink:type="simple">https://br.linkedin.com/in/diegoborgessilv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gar Pérez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edgar-jose-perez-henriquez/" xlink:type="simple">https://www.linkedin.com/in/edgar-jose-perez-henriquez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pe Rodrigues de Souz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feliperodriguesdesouza" xlink:type="simple">https://www.linkedin.com/in/feliperodriguesdesouza</text:a>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amilton Santo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hamiltonsnts/" xlink:type="simple">https://www.linkedin.com/in/hamiltonsnt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rique Cyrillo de Sous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henrique-cyrillo-803037187" xlink:type="simple">https://www.linkedin.com/in/henrique-cyrillo-803037187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ner Gelmini Liberal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://www.linkedin.com/in/honerliberal/" xlink:type="simple">http://www.linkedin.com/in/honerliberal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caro Queli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icaro-quelis-826a71158" xlink:type="simple">https://www.linkedin.com/in/icaro-quelis-826a71158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aque Böck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isaquebock/" xlink:type="simple">https://www.linkedin.com/in/isaquebock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sé Paulo 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paulo-neto-b74b64190/" xlink:type="simple">https://www.linkedin.com/in/paulo-neto-b74b64190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liano Bento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julianosbento" xlink:type="simple">https://www.linkedin.com/in/julianosbento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ardo Vismar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eonardo-vismara-922360141/" xlink:type="simple">https://www.linkedin.com/in/leonardo-vismara-922360141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as Michael rosa Silva 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feed/lucasmrsilva" xlink:type="simple">https://www.linkedin.com/feed/lucasmrsilv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ís Joppert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uis-sergio-da-silva-joppert/" xlink:type="simple">https://www.linkedin.com/in/luis-sergio-da-silva-joppert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iz Antun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luizrantunes/" xlink:type="simple">https://www.linkedin.com/in/luizrantune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ique Marinari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monique-marinari-020005aa" xlink:type="simple">https://www.linkedin.com/in/monique-marinari-020005a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colle Furlan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nicollefurlan/" xlink:type="simple">https://www.linkedin.com/in/nicollefurlan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fael Seiti Kiyan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sara-lobo-852679157/" xlink:type="simple">https://www.linkedin.com/in/sara-lobo-852679157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naldo Souza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ronaldo-souza-03412a7b/" xlink:type="simple">https://www.linkedin.com/in/ronaldo-souza-03412a7b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ila Lima</text:p>
          </table:table-cell>
          <table:table-cell table:style-name="ce5" office:value-type="string" calcext:value-type="string">
            <text:p>Engenharia</text:p>
          </table:table-cell>
          <table:table-cell table:style-name="ce8" office:value-type="string" calcext:value-type="string">
            <text:p>Engenha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ctoria Ester Dias Faria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victoriaester/" xlink:type="simple">https://www.linkedin.com/in/victoriaester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nicius Santos Guimarães</text:p>
          </table:table-cell>
          <table:table-cell table:style-name="ce5" office:value-type="string" calcext:value-type="string">
            <text:p>Engenharia</text:p>
          </table:table-cell>
          <table:table-cell table:style-name="ce7" office:value-type="string" calcext:value-type="string">
            <text:p><text:a xlink:href="https://www.linkedin.com/in/drawiin/" xlink:type="simple">https://www.linkedin.com/in/drawiin/</text:a>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1-Engenharia de Dados" table:style-name="ta7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Especialidade</text:p>
          </table:table-cell>
          <table:table-cell table:style-name="ce10" office:value-type="string" calcext:value-type="string">
            <text:p>Linkedin / Cont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no Antunes</text:p>
          </table:table-cell>
          <table:table-cell table:style-name="ce5" office:value-type="string" calcext:value-type="string">
            <text:p>Engenharia de Dados</text:p>
          </table:table-cell>
          <table:table-cell table:style-name="ce7" office:value-type="string" calcext:value-type="string">
            <text:p><text:a xlink:href="https://www.linkedin.com/in/brunodabah/" xlink:type="simple">https://www.linkedin.com/in/brunodabah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ique Souza Santos </text:p>
          </table:table-cell>
          <table:table-cell table:style-name="ce5" office:value-type="string" calcext:value-type="string">
            <text:p>Engenharia de Dados</text:p>
          </table:table-cell>
          <table:table-cell table:style-name="ce8" office:value-type="string" calcext:value-type="string">
            <text:p>Monique Souza - Software Engineer I - Neon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cardo Augusto Fernandes Junior </text:p>
          </table:table-cell>
          <table:table-cell table:style-name="ce5" office:value-type="string" calcext:value-type="string">
            <text:p>Engenharia de Dados</text:p>
          </table:table-cell>
          <table:table-cell table:style-name="ce7" office:value-type="string" calcext:value-type="string">
            <text:p><text:a xlink:href="https://www.linkedin.com/in/rafernandesjr" xlink:type="simple">https://www.linkedin.com/in/rafernandesjr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alles Melo</text:p>
          </table:table-cell>
          <table:table-cell table:style-name="ce5" office:value-type="string" calcext:value-type="string">
            <text:p>Engenharia de Dados</text:p>
          </table:table-cell>
          <table:table-cell table:style-name="ce7" office:value-type="string" calcext:value-type="string">
            <text:p><text:a xlink:href="https://www.linkedin.com/in/thallesmelo/" xlink:type="simple">https://www.linkedin.com/in/thallesmelo/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lmara Cavalcante</text:p>
          </table:table-cell>
          <table:table-cell table:style-name="ce3" office:value-type="string" calcext:value-type="string">
            <text:p>Engenharia de Dados</text:p>
          </table:table-cell>
          <table:table-cell table:style-name="ce9" office:value-type="string" calcext:value-type="string">
            <text:p><text:a xlink:href="https://www.linkedin.com/in/silmara-oliveira-cavalcante/" xlink:type="simple">https://www.linkedin.com/in/silmara-oliveira-cavalcante/</text:a>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4-Selecionar" table:style-name="ta8">
        <table:table-column table:style-name="co1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Especialidade</text:p>
          </table:table-cell>
          <table:table-cell table:style-name="ce10" office:value-type="string" calcext:value-type="string">
            <text:p>Linkedin / Cont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cos Theobaldo Arndt </text:p>
          </table:table-cell>
          <table:table-cell table:style-name="ce5" office:value-type="string" calcext:value-type="string">
            <text:p>Selecionar</text:p>
          </table:table-cell>
          <table:table-cell table:style-name="ce7" office:value-type="string" calcext:value-type="string">
            <text:p><text:a xlink:href="https://www.linkedin.com/in/marcos-theobaldo-arndt-26661a162?utm_source=share&amp;utm_campaign=share_via&amp;utm_content=profile&amp;utm_medium=android_app" xlink:type="simple">https://www.linkedin.com/in/marcos-theobaldo-arndt-26661a162?utm_source=share&amp;utm_campaign=share_via&amp;utm_content=profile&amp;utm_medium=android_app</text:a>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he5-Product Designer" table:style-name="ta9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Especialidade</text:p>
          </table:table-cell>
          <table:table-cell table:style-name="ce13" office:value-type="string" calcext:value-type="string">
            <text:p>Cont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el Barros</text:p>
          </table:table-cell>
          <table:table-cell table:style-name="ce5" office:value-type="string" calcext:value-type="string">
            <text:p>Product Designer</text:p>
          </table:table-cell>
          <table:table-cell table:style-name="ce8" office:value-type="string" calcext:value-type="string">
            <text:p>Daniel Barros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ielle Godoy 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danielle-godoy-4532a5bb/" xlink:type="simple">https://www.linkedin.com/in/danielle-godoy-4532a5bb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ábio Polato Ferreira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fabio-ferreira-ux/" xlink:type="simple">https://www.linkedin.com/in/fabio-ferreira-ux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ovanna Silva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giovanna-silva-077a841ba/" xlink:type="simple">https://www.linkedin.com/in/giovanna-silva-077a841ba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abella Guimarães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isabellaguimaraesm/" xlink:type="simple">https://www.linkedin.com/in/isabellaguimaraesm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naína Borba </text:p>
          </table:table-cell>
          <table:table-cell table:style-name="ce5" office:value-type="string" calcext:value-type="string">
            <text:p>Product Designer</text:p>
          </table:table-cell>
          <table:table-cell table:style-name="ce8" office:value-type="string" calcext:value-type="string">
            <text:p>Janaina Borba | Linked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rdana Paula Schulka 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://www.linkedin.com/in/jordanaschulka" xlink:type="simple">http://www.linkedin.com/in/jordanaschulk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rissa Satiko</text:p>
          </table:table-cell>
          <table:table-cell table:style-name="ce5" office:value-type="string" calcext:value-type="string">
            <text:p>Product Designe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Lia Seus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liaseus/" xlink:type="simple">https://www.linkedin.com/in/liaseus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ulo Ferrari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prferrari/" xlink:type="simple">https://www.linkedin.com/in/prferrari/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ra Lobo Zago</text:p>
          </table:table-cell>
          <table:table-cell table:style-name="ce5" office:value-type="string" calcext:value-type="string">
            <text:p>Product Designer</text:p>
          </table:table-cell>
          <table:table-cell table:style-name="ce7" office:value-type="string" calcext:value-type="string">
            <text:p><text:a xlink:href="https://www.linkedin.com/in/sara-lobo-852679157/" xlink:type="simple">https://www.linkedin.com/in/sara-lobo-852679157/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5" table:style-name="ta10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21" table:default-cell-style-name="Default"/>
        <table:table-row table:style-name="ro3">
          <table:table-cell table:style-name="ce14" office:value-type="string" calcext:value-type="string">
            <text:p><text:s/>Clarice Moraes Ferreir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claricemoraesf/" xlink:type="simple">Clarice Ferreira - Belém, Pará, Brasil | Perfil profissional | LinkedIn</text:a></text:p>
          </table:table-cell>
          <table:table-cell table:style-name="ce3" office:value-type="string" calcext:value-type="string">
            <text:p>QA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Adriana Pugarito 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adriana-pugarito-1a33b41b5?utm_source=share&amp;utm_campaign=share_via&amp;utm_content=profile&amp;utm_medium=android_app" xlink:type="simple">Adriana Pugarito - Analista de Governança I - Neon | LinkedIn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Aline Lim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alinelima-ti-analyst/" xlink:type="simple">https://www.linkedin.com/in/alinelima-ti-analyst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Aline Souz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14" office:value-type="string" calcext:value-type="string">
            <text:p>Bruno Constantino Sequeir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8" office:value-type="string" calcext:value-type="string">
            <text:p><text:a xlink:href="https://www.linkedin.com/in/sequeirabruno" xlink:type="simple">https://www.linkedin.com/in/sequeirabruno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Cássio Almeid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kssioalmeida/" xlink:type="simple">https://www.linkedin.com/in/kssioalmeida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Daniel Lima da Silv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://linkedin.com/in/daniel-lima-da-silva-074b70160" xlink:type="simple">http://linkedin.com/in/daniel-lima-da-silva-074b70160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Danilo Cesar Rossetto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danilorossetto/" xlink:type="simple">https://www.linkedin.com/in/danilorossetto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Diego Borges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br.linkedin.com/in/diegoborgessilva" xlink:type="simple">https://br.linkedin.com/in/diegoborgessilva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Edgar Pérez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edgar-jose-perez-henriquez" xlink:type="simple">Edgar Ddez Pérez | LinkedIn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Felipe Rodrigues de Souz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feliperodriguesdesouza" xlink:type="simple">https://www.linkedin.com/in/feliperodriguesdesouza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Hamilton Santos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hamiltonsnts/" xlink:type="simple">https://www.linkedin.com/in/hamiltonsnts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Heidys yuranis zuniga sanchez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heidys-yuranis-zuniga-sanchez-/" xlink:type="simple">https://www.linkedin.com/in/heidys-yuranis-zuniga-sanchez-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Henrique Cyrillo de Sous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henrique-cyrillo-803037187" xlink:type="simple">https://www.linkedin.com/in/henrique-cyrillo-803037187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Honer Gelmini Liberal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://www.linkedin.com/in/honerliberal/" xlink:type="simple">http://www.linkedin.com/in/honerliberal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Icaro Quelis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icaro-quelis-826a71158" xlink:type="simple">https://www.linkedin.com/in/icaro-quelis-826a71158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Isaque Böck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isaquebock/" xlink:type="simple">https://www.linkedin.com/in/isaquebock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Jéssica Teixeira Rodrigues Silv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jessicatrodrigues/" xlink:type="simple">https://www.linkedin.com/in/jessicatrodrigues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José Paulo </text:p>
          </table:table-cell>
          <table:table-cell table:style-name="ce15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paulo-neto-b74b64190/" xlink:type="simple">https://www.linkedin.com/in/paulo-neto-b74b64190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Juliano Bento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julianosbento" xlink:type="simple">https://www.linkedin.com/in/julianosbento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Juliano Peres</text:p>
          </table:table-cell>
          <table:table-cell table:style-name="ce14" table:content-validation-name="val2" office:value-type="string" calcext:value-type="string">
            <text:p>Engenharia</text:p>
          </table:table-cell>
          <table:table-cell table:style-name="ce19" office:value-type="string" calcext:value-type="string">
            <text:p><text:a xlink:href="http://www.linkedin.com/in/julianoperes" xlink:type="simple">www.linkedin.com/in/julianoperes 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Leonardo Vismar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leonardo-vismara-922360141/" xlink:type="simple">https://www.linkedin.com/in/leonardo-vismara-922360141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Lucas Berti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lucas-berti/" xlink:type="simple">https://www.linkedin.com/in/lucas-berti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Lucas Michael rosa Silva 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feed/lucasmrsilva" xlink:type="simple">https://www.linkedin.com/feed/lucasmrsilva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Luís Joppert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luis-sergio-da-silva-joppert/" xlink:type="simple">https://www.linkedin.com/in/luis-sergio-da-silva-joppert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Luiz Antunes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luizrantunes/" xlink:type="simple">https://www.linkedin.com/in/luizrantunes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Luiz Fernando Carletto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luiz-fernando-carletto-b307a34a?utm_source=share&amp;utm_campaign=share_via&amp;utm_content=profile&amp;utm_medium=ios_app" xlink:type="simple">https://www.linkedin.com/in/luiz-fernando-carletto-b307a34a?utm_source=share&amp;utm_campaign=share_via&amp;utm_content=profile&amp;utm_medium=ios_app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Matheus Pascoal Ribeiro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matheus-pascoal-ribeiro/" xlink:type="simple">https://www.linkedin.com/in/matheus-pascoal-ribeiro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Monique Marinari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monique-marinari-020005aa" xlink:type="simple">https://www.linkedin.com/in/monique-marinari-020005aa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Nicolle Furlan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nicollefurlan/" xlink:type="simple">https://www.linkedin.com/in/nicollefurlan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Rafael Seiti Kiyan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sara-lobo-852679157/" xlink:type="simple">Sara Lobo - Product Designer - Neon | LinkedIn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Ronaldo Souz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ronaldo-souza-03412a7b/" xlink:type="simple">https://www.linkedin.com/in/ronaldo-souza-03412a7b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Sérgio Tomari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sergiotomari/" xlink:type="simple">https://www.linkedin.com/in/sergiotomari/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Sidney Constanci Salgueiro 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sidney-constanci-salgueiro-708019163?utm_source=share&amp;utm_campaign=share_via&amp;utm_content=profile&amp;utm_medium=ios_app" xlink:type="simple">https://www.linkedin.com/in/sidney-constanci-salgueiro-708019163?utm_source=share&amp;utm_campaign=share_via&amp;utm_content=profile&amp;utm_medium=ios_app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Taila Lima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14" office:value-type="string" calcext:value-type="string">
            <text:p>Victoria Ester Dias Farias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victoriaester" xlink:type="simple">Victória Ester - Software Engineer ll - Neon | LinkedIn</text:a>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Vinicius Santos Guimarães</text:p>
          </table:table-cell>
          <table:table-cell table:style-name="ce14" table:content-validation-name="val1" office:value-type="string" calcext:value-type="string">
            <text:p>Engenharia</text:p>
          </table:table-cell>
          <table:table-cell table:style-name="ce16" office:value-type="string" calcext:value-type="string">
            <text:p><text:a xlink:href="https://www.linkedin.com/in/drawiin/" xlink:type="simple">https://www.linkedin.com/in/drawiin/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Detalhe7-Engenharia'.A1:'Detalhe7-Engenharia'.C137"/>
        <table:database-range table:name="Table_2" table:target-range-address="'Detalhe2-Analista de testes QA'.A1:'Detalhe2-Analista de testes QA'.C2"/>
        <table:database-range table:name="Table_3" table:target-range-address="'Detalhe8-Data'.A1:'Detalhe8-Data'.C8"/>
        <table:database-range table:name="Table_4" table:target-range-address="'Detalhe6-Atendimento ao cliente'.A1:'Detalhe6-Atendimento ao cliente'.C5"/>
        <table:database-range table:name="Table_5" table:target-range-address="'Detalhe3-Engenharia'.A1:'Detalhe3-Engenharia'.C30"/>
        <table:database-range table:name="Table_6" table:target-range-address="'Detalhe1-Engenharia de Dados'.A1:'Detalhe1-Engenharia de Dados'.C6"/>
        <table:database-range table:name="Table_7" table:target-range-address="'Detalhe4-Selecionar'.A1:'Detalhe4-Selecionar'.C2"/>
        <table:database-range table:name="Table_8" table:target-range-address="'Detalhe5-Product Designer'.A1:'Detalhe5-Product Designer'.C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lhe7-Engenharia" style:display-name="PageStyle_Detalhe7-Engenh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2-Analista_20_de_20_testes_20_QA" style:display-name="PageStyle_Detalhe2-Analista de testes 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namica" style:display-name="PageStyle_Dinam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8-Data" style:display-name="PageStyle_Detalhe8-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6-Atendimento_20_ao_20_cliente" style:display-name="PageStyle_Detalhe6-Atendimento ao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3-Engenharia" style:display-name="PageStyle_Detalhe3-Engenh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1-Engenharia_20_de_20_Dados" style:display-name="PageStyle_Detalhe1-Engenharia de 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4-Selecionar" style:display-name="PageStyle_Detalhe4-Selecion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lhe5-Product_20_Designer" style:display-name="PageStyle_Detalhe5-Product Desig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5" style:display-name="PageStyle_Página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27" meta:object-count="0"/>
    <meta:generator>LibreOfficeDev/6.0.5.2$Linux_X86_64 LibreOffice_project/</meta:generator>
  </office:meta>
</office:document-meta>
</file>